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font-name="Cantarell" fo:font-size="11pt" style:font-size-asian="11pt" style:font-size-complex="11pt"/>
    </style:style>
    <style:style style:name="P3" style:family="paragraph" style:parent-style-name="Text_20_body">
      <style:text-properties style:font-name="Cantarell" fo:font-size="11pt" officeooo:paragraph-rsid="006761e8" style:font-size-asian="11pt" style:font-size-complex="11pt"/>
    </style:style>
    <style:style style:name="P4" style:family="paragraph" style:parent-style-name="Text_20_body">
      <style:text-properties officeooo:paragraph-rsid="005e31b5"/>
    </style:style>
    <style:style style:name="P5" style:family="paragraph" style:parent-style-name="Text_20_body" style:list-style-name="L2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6" style:family="paragraph" style:parent-style-name="Text_20_body" style:list-style-name="L3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7" style:family="paragraph" style:parent-style-name="Text_20_body" style:list-style-name="L3">
      <style:paragraph-properties fo:margin-top="0in" fo:margin-bottom="0in" loext:contextual-spacing="false"/>
      <style:text-properties style:font-name="Cantarell" fo:font-size="11pt" officeooo:paragraph-rsid="006761e8" style:font-size-asian="11pt" style:font-size-complex="11pt"/>
    </style:style>
    <style:style style:name="P8" style:family="paragraph" style:parent-style-name="Text_20_body" style:list-style-name="L5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fo:font-size="11pt" style:font-size-asian="11pt" style:font-size-complex="11pt"/>
    </style:style>
    <style:style style:name="P10" style:family="paragraph" style:parent-style-name="Text_20_body" style:list-style-name="L4">
      <style:paragraph-properties fo:margin-top="0in" fo:margin-bottom="0in" loext:contextual-spacing="false"/>
      <style:text-properties officeooo:paragraph-rsid="005668c8"/>
    </style:style>
    <style:style style:name="P11" style:family="paragraph" style:parent-style-name="Heading_20_3">
      <style:text-properties style:font-name="Cantarell" fo:font-size="14pt" style:font-size-asian="14pt" style:font-size-complex="14pt"/>
    </style:style>
    <style:style style:name="P12" style:family="paragraph" style:parent-style-name="Heading_20_4">
      <style:text-properties style:font-name="Cantarell" fo:font-size="12pt" fo:font-style="normal" style:font-size-asian="12pt" style:font-style-asian="normal" style:font-size-complex="12pt" style:font-style-complex="normal"/>
    </style:style>
    <style:style style:name="P13" style:family="paragraph" style:parent-style-name="Heading_20_4">
      <style:text-properties style:font-name="Cantarell" fo:font-size="12pt" fo:font-style="normal" officeooo:rsid="0033d1c1" officeooo:paragraph-rsid="0033d1c1" style:font-size-asian="12pt" style:font-style-asian="normal" style:font-size-complex="12pt" style:font-style-complex="normal"/>
    </style:style>
    <style:style style:name="P14" style:family="paragraph" style:parent-style-name="Heading_20_4">
      <style:text-properties style:font-name="Cantarell" fo:font-size="12pt" fo:font-style="normal" officeooo:paragraph-rsid="006761e8" style:font-size-asian="12pt" style:font-style-asian="normal" style:font-size-complex="12pt" style:font-style-complex="normal"/>
    </style:style>
    <style:style style:name="P15" style:family="paragraph">
      <loext:graphic-properties draw:fill="solid" draw:fill-color="#729fcf" draw:opacity="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tarell"/>
    </style:style>
    <style:style style:name="T3" style:family="text">
      <style:text-properties style:font-name="Cantarell" fo:font-weight="bold" style:font-weight-asian="bold" style:font-weight-complex="bold"/>
    </style:style>
    <style:style style:name="T4" style:family="text">
      <style:text-properties style:font-name="Cantarell" fo:font-weight="normal" style:font-weight-asian="normal" style:font-weight-complex="normal"/>
    </style:style>
    <style:style style:name="T5" style:family="text">
      <style:text-properties style:font-name="Cantarell" fo:font-size="11pt" style:font-size-asian="11pt" style:font-size-complex="11pt"/>
    </style:style>
    <style:style style:name="T6" style:family="text">
      <style:text-properties style:font-name="Cantarell" fo:font-size="11pt" officeooo:rsid="003df5de" style:font-size-asian="11pt" style:font-size-complex="11pt"/>
    </style:style>
    <style:style style:name="T7" style:family="text">
      <style:text-properties style:font-name="Cantarell" fo:font-size="11pt" officeooo:rsid="002d1fb6" style:font-size-asian="11pt" style:font-size-complex="11pt"/>
    </style:style>
    <style:style style:name="T8" style:family="text">
      <style:text-properties style:font-name="Cantarell" fo:font-size="11pt" officeooo:rsid="0046e77e" style:font-size-asian="11pt" style:font-size-complex="11pt"/>
    </style:style>
    <style:style style:name="T9" style:family="text">
      <style:text-properties style:font-name="Cantarell" fo:font-size="11pt" officeooo:rsid="0047816e" style:font-size-asian="11pt" style:font-size-complex="11pt"/>
    </style:style>
    <style:style style:name="T10" style:family="text">
      <style:text-properties style:font-name="Cantarell" fo:font-size="11pt" officeooo:rsid="004924cd" style:font-size-asian="11pt" style:font-size-complex="11pt"/>
    </style:style>
    <style:style style:name="T11" style:family="text">
      <style:text-properties style:font-name="Cantarell" fo:font-size="11pt" officeooo:rsid="004a5625" style:font-size-asian="11pt" style:font-size-complex="11pt"/>
    </style:style>
    <style:style style:name="T12" style:family="text">
      <style:text-properties style:font-name="Cantarell" fo:font-size="11pt" officeooo:rsid="006315be" style:font-size-asian="11pt" style:font-size-complex="11pt"/>
    </style:style>
    <style:style style:name="T13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Cantarell" fo:font-size="11pt" fo:font-weight="bold" officeooo:rsid="005668c8" style:font-size-asian="11pt" style:font-weight-asian="bold" style:font-size-complex="11pt" style:font-weight-complex="bold"/>
    </style:style>
    <style:style style:name="T15" style:family="text">
      <style:text-properties style:font-name="Cantarell" fo:font-size="11pt" fo:font-style="normal" fo:font-weight="bold" officeooo:rsid="004b8da7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Cantarell" fo:font-size="11pt" fo:font-style="normal" fo:font-weight="normal" officeooo:rsid="004b8da7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Cantarel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ntarell" fo:font-size="11pt" fo:font-style="normal" style:text-underline-style="none" fo:font-weight="normal" officeooo:rsid="002d1fb6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ntarell" fo:font-size="11pt" fo:font-style="normal" style:text-underline-style="none" fo:font-weight="normal" officeooo:rsid="005af69c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ntarell" fo:font-size="11pt" fo:font-style="normal" style:text-underline-style="none" fo:font-weight="normal" officeooo:rsid="005ca5e8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Cantarell" fo:font-size="11pt" fo:font-style="normal" style:text-underline-style="none" fo:font-weight="normal" officeooo:rsid="005e31b5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Cantarell" fo:font-size="11pt" fo:font-weight="normal" officeooo:rsid="0021bc0a" style:font-size-asian="11pt" style:font-weight-asian="normal" style:font-size-complex="11pt" style:font-weight-complex="normal"/>
    </style:style>
    <style:style style:name="T23" style:family="text">
      <style:text-properties style:font-name="Cantarell" fo:font-size="11pt" fo:font-weight="normal" officeooo:rsid="0053b0dd" style:font-size-asian="11pt" style:font-weight-asian="normal" style:font-size-complex="11pt" style:font-weight-complex="normal"/>
    </style:style>
    <style:style style:name="T24" style:family="text">
      <style:text-properties officeooo:rsid="002704dd"/>
    </style:style>
    <style:style style:name="T25" style:family="text">
      <style:text-properties officeooo:rsid="00285096"/>
    </style:style>
    <style:style style:name="T26" style:family="text">
      <style:text-properties officeooo:rsid="004c7665"/>
    </style:style>
    <style:style style:name="T27" style:family="text">
      <style:text-properties officeooo:rsid="004e4be8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590cb0"/>
    </style:style>
    <style:style style:name="T30" style:family="text">
      <style:text-properties officeooo:rsid="00610177"/>
    </style:style>
    <style:style style:name="T31" style:family="text">
      <style:text-properties officeooo:rsid="00614394"/>
    </style:style>
    <style:style style:name="T32" style:family="text">
      <style:text-properties fo:color="#000080" fo:font-style="normal" style:text-underline-style="solid" style:text-underline-width="auto" style:text-underline-color="font-color" fo:font-weight="normal" officeooo:rsid="005ca5e8" style:font-style-asian="normal" style:font-weight-asian="normal" style:font-style-complex="normal" style:font-weight-complex="normal"/>
    </style:style>
    <style:style style:name="T33" style:family="text">
      <style:text-properties fo:color="#000080" fo:font-style="normal" style:text-underline-style="none" fo:font-weight="normal" officeooo:rsid="005ca5e8" style:font-style-asian="normal" style:font-weight-asian="normal" style:font-style-complex="normal" style:font-weight-complex="normal"/>
    </style:style>
    <style:style style:name="T34" style:family="text">
      <style:text-properties fo:color="#000080" fo:font-style="normal" style:text-underline-style="none" fo:font-weight="normal" officeooo:rsid="00684d8c" style:font-style-asian="normal" style:font-weight-asian="normal" style:font-style-complex="normal" style:font-weight-complex="normal"/>
    </style:style>
    <style:style style:name="T35" style:family="text">
      <style:text-properties fo:color="#000000"/>
    </style:style>
    <style:style style:name="T36" style:family="text">
      <style:text-properties fo:color="#000000" fo:font-style="normal" style:text-underline-style="none" fo:font-weight="normal" officeooo:rsid="005ca5e8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729fcf" draw:opacity="0%" draw:textarea-horizontal-align="justify" draw:textarea-vertical-align="middle" draw:auto-grow-height="false" fo:min-height="9.2709in" fo:min-width="6.7709in" draw:shadow-offset-x="0.1201in" draw:shadow-offset-y="0.1201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<draw:custom-shape text:anchor-type="paragraph" draw:z-index="0" draw:name="Shape1" draw:style-name="gr1" draw:text-style-name="P15" svg:width="6.7713in" svg:height="9.2713in" svg:x="-0.1354in" svg:y="-0.1362in"><text:p/><draw:enhanced-geometry svg:viewBox="0 0 21600 21600" draw:type="rectangle" draw:enhanced-path="M 0 0 L 21600 0 21600 21600 0 21600 0 0 Z N"/></draw:custom-shape><text:bookmark-start text:name="alexandre-poitevin"/>Alexandre POITEVIN<text:bookmark-end text:name="alexandre-poitevin"/></text:h>
      <text:p text:style-name="P4"><text:span text:style-name="T6">20 allée Tourtonde<text:line-break/>47200 Marmande</text:span><text:span text:style-name="T7"><text:line-break/>0663240636</text:span><text:span text:style-name="T5"><text:line-break/></text:span><text:a xlink:type="simple" xlink:href="mailto:alexandre.poitevin@pm.me" text:style-name="Internet_20_link" text:visited-style-name="Visited_20_Internet_20_Link"><text:span text:style-name="Definition">alexandre.poitevin@pm.me</text:span></text:a><text:span text:style-name="Definition"><text:span text:style-name="T20"><text:line-break/></text:span></text:span><text:a xlink:type="simple" xlink:href="https://gitlab.com/yahya-abou-imran" text:style-name="Internet_20_link" text:visited-style-name="Visited_20_Internet_20_Link"><text:span text:style-name="Definition">LinkedIn</text:span></text:a><text:span text:style-name="Definition"><text:span text:style-name="T21"> / </text:span></text:span><text:a xlink:type="simple" xlink:href="https://www.linkedin.com/in/alexandre-poitevin-yahya-abou-imran/" text:style-name="Internet_20_link" text:visited-style-name="Visited_20_Internet_20_Link"><text:span text:style-name="Definition">GitLab</text:span></text:a><text:span text:style-name="Definition"><text:span text:style-name="T20"><text:line-break/></text:span></text:span></text:p>
      <text:p text:style-name="P3">Développeur Python Backend travaillant en méthodologie SCRUM.<text:line-break/>Capable de tirer des spécifications techn<text:span text:style-name="T35">iqu</text:span>es à partir de besoins, d’analyser des problèmes algorithmiques puis de le<text:span text:style-name="T24">s</text:span> modéliser et de les résoudre par un code de qualité et performant.<text:line-break/>Goût du travail en équipe, ouvert d’esprit, dynamique et réactif.<text:line-break/></text:p>
      <text:h text:style-name="P14" text:outline-level="4"><text:bookmark-start text:name="compétences-principales"/>COMPÉTENCES PRINCIPALES<text:bookmark-end text:name="compétences-principales"/></text:h>
      <text:list xml:id="list1841690213" text:style-name="L3">
        <text:list-item>
          <text:p text:style-name="P7"><text:span text:style-name="T1">Avancé</text:span>: <text:span text:style-name="Definition"><text:span text:style-name="T33">Python</text:span></text:span>, <text:span text:style-name="Definition"><text:span text:style-name="T33">POO</text:span></text:span><text:span text:style-name="T29">, </text:span><text:span text:style-name="Definition"><text:span text:style-name="T33">TDD</text:span></text:span>, <text:span text:style-name="Definition"><text:span text:style-name="T33">Git</text:span></text:span>, <text:span text:style-name="Definition"><text:span text:style-name="T33">Principes SOLID</text:span></text:span>, <text:span text:style-name="Definition"><text:span text:style-name="T33">Shell</text:span></text:span>, <text:span text:style-name="Definition"><text:span text:style-name="T33">SCRUM</text:span></text:span></text:p>
        </text:list-item>
        <text:list-item>
          <text:p text:style-name="P7"><text:span text:style-name="T1">Intermédiare</text:span>: <text:span text:style-name="Definition"><text:span text:style-name="T33">SQL</text:span></text:span><text:span text:style-name="Definition"><text:span text:style-name="T36">, </text:span></text:span><text:span text:style-name="Definition"><text:span text:style-name="T34">Kivy</text:span></text:span></text:p>
        </text:list-item>
      </text:list>
      <text:h text:style-name="P12" text:outline-level="4"><text:bookmark-start text:name="formation"/>FORMATION<text:bookmark-end text:name="formation"/></text:h>
      <text:list xml:id="list2697055832" text:style-name="L1">
        <text:list-item>
          <text:p text:style-name="P1"><text:span text:style-name="T13">2017</text:span><text:span text:style-name="T5"> : Spécialisation Python de l’Université du Mi</text:span><text:span text:style-name="T10">c</text:span><text:span text:style-name="T5">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5">coursera.org</text:span></text:span></text:a><text:span text:style-name="T5">)</text:span></text:p>
        </text:list-item>
        <text:list-item>
          <text:p text:style-name="P2"><text:span text:style-name="T1">2017</text:span> : Analyste programmeur, titre pro de niveau III (CESI Alternance, <text:span text:style-name="T27">Bordeaux</text:span>)</text:p>
        </text:list-item>
        <text:list-item>
          <text:p text:style-name="P1"><text:span text:style-name="T13">2015-2017</text:span><text:span text:style-name="T5"> : Auto formation </text:span><text:span text:style-name="T12">en </text:span><text:span text:style-name="T8">Python, Git, </text:span><text:span text:style-name="T9">Linux, </text:span><text:span text:style-name="T11">algorithmes</text:span><text:span text:style-name="T9">...</text:span><text:span text:style-name="T5"> (</text:span><text:a xlink:type="simple" xlink:href="https://openclassrooms.com/fr" text:style-name="Internet_20_link" text:visited-style-name="Visited_20_Internet_20_Link"><text:span text:style-name="Definition"><text:span text:style-name="T5">openclassrooms.com</text:span></text:span></text:a><text:span text:style-name="T5">)</text:span></text:p>
        </text:list-item>
        <text:list-item>
          <text:p text:style-name="P2"><text:span text:style-name="T1">2007-2009</text:span> : Licence <text:span text:style-name="T30">de</text:span> <text:span text:style-name="T31">m</text:span>athématique<text:span text:style-name="T30">s</text:span> niveau 2ème année non validée (Bordeaux 1)</text:p>
        </text:list-item>
        <text:list-item>
          <text:p text:style-name="P2"><text:span text:style-name="T1">2007</text:span> : Baccalauréat S <text:span text:style-name="T26">SI spé mathématiques</text:span> (Lycée Val de Garonne, Marmande)</text:p>
        </text:list-item>
      </text:list>
      <text:h text:style-name="P12" text:outline-level="4"><text:bookmark-start text:name="expériences-professionnelles"/>EXPÉRIENCES PROFESSIONNELLES<text:bookmark-end text:name="expériences-professionnelles"/></text:h>
      <text:list xml:id="list2241788061" text:style-name="L2">
        <text:list-item>
          <text:p text:style-name="P5"><text:span text:style-name="T1">Juillet 2017</text:span> : Développeur stagiaire en intégration OpenERP/Odoo (Aquilog, Talence)</text:p>
        </text:list-item>
      </text:list>
      <text:h text:style-name="P12" text:outline-level="4"><text:bookmark-start text:name="projets-personnels"/>PROJETS <text:bookmark-end text:name="projets-personnels"/><text:span text:style-name="T25">OPEN SOURCE</text:span></text:h>
      <text:list xml:id="list3479061637" text:style-name="L4">
        <text:list-item>
          <text:p text:style-name="P9"><text:span text:style-name="T3">Librairies Python</text:span><text:span text:style-name="T4"> </text:span><text:span text:style-name="T2">:</text:span></text:p>
          <text:list>
            <text:list-item>
              <text:p text:style-name="P10"><text:a xlink:type="simple" xlink:href="https://pypi.org/project/checktypes" text:style-name="Internet_20_link" text:visited-style-name="Visited_20_Internet_20_Link"><text:span text:style-name="T15">checktypes</text:span></text:a><text:span text:style-name="T16"> </text:span><text:span text:style-name="T22">: outils de data validation</text:span></text:p>
            </text:list-item>
            <text:list-item>
              <text:p text:style-name="P10"><text:bookmark text:name="compétences-complémentaires"/><text:a xlink:type="simple" xlink:href="https://pypi.org/project/hybridset/" text:style-name="Internet_20_link" text:visited-style-name="Visited_20_Internet_20_Link"><text:span text:style-name="T14">hybridset</text:span></text:a><text:span text:style-name="T23"> : structure de données optimisée pour les valeurs hashables et non hashables</text:span></text:p>
            </text:list-item>
          </text:list>
        </text:list-item>
      </text:list>
      <text:h text:style-name="P13" text:outline-level="4">COMPÉTENCES COMPLÉMETAIRES</text:h>
      <text:list xml:id="list1781121955" text:style-name="L5">
        <text:list-item>
          <text:p text:style-name="P8"><text:span text:style-name="T1">Éditeurs de textes et IDE</text:span>: Vim, PyCharm</text:p>
        </text:list-item>
        <text:list-item>
          <text:p text:style-name="P8"><text:span text:style-name="T1">OS</text:span>: GNU/Linux (Debian et dérivées, Arch)</text:p>
        </text:list-item>
        <text:list-item>
          <text:p text:style-name="P8"><text:span text:style-name="T1">Langues</text:span>: <text:span text:style-name="T28">Anglais</text:span> (bon niveau), <text:span text:style-name="T28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2:33:35.168905840</dc:date>
    <meta:editing-duration>PT1H35M39S</meta:editing-duration>
    <meta:editing-cycles>66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202" meta:character-count="1378" meta:non-whitespace-character-count="1210"/>
  </office:meta>
</office:document-meta>
</file>